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3" style:parent-style-name="ListBullet" style:family="paragraph">
      <style:paragraph-properties fo:margin-left="0.25in" fo:text-indent="-0.25in">
        <style:tab-stops/>
      </style:paragraph-properties>
    </style:style>
    <style:style style:name="T4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5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6" style:parent-style-name="ListBullet" style:family="paragraph">
      <style:paragraph-properties fo:margin-left="0.25in" fo:text-indent="-0.25in">
        <style:tab-stops/>
      </style:paragraph-properties>
    </style:style>
    <style:style style:name="P7" style:parent-style-name="ListBullet" style:family="paragraph">
      <style:paragraph-properties fo:margin-left="0.25in" fo:text-indent="-0.25in">
        <style:tab-stops/>
      </style:paragraph-properties>
    </style:style>
    <style:style style:name="T8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9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10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1" style:parent-style-name="DefaultParagraphFont" style:family="text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Progress Diary</text:p>
      <text:p text:style-name="P2"/>
      <text:p text:style-name="P3"><text:span text:style-name="T4">Week 4</text:span><text:span text:style-name="T5"><text:s/>(14/02/17 – 20/02/17)</text:span></text:p>
      <text:p text:style-name="P6">Researched and designed best way to start project, looking at ways to store data and analyse it. Concluded that letter frequency, bigram<text:s/>and trigram will be the best way to improve the algorithm, perhaps also using letter frequency of previous zodiac ciphers and looking at words that will likely appear, e.g ‘kill’.</text:p>
      <text:p text:style-name="P7"><text:span text:style-name="T8">Week 5<text:s/></text:span><text:span text:style-name="T9">(21/02/17 – 27/02/17</text:span></text:p>
      <text:p text:style-name="Normal">Loaded in dictionary to hashset. Looked at using<text:s/>trie and levenshtein distance but couldn’t find a good enough library and implementation from scratch will take too much time so I am leaving this till later. Basic code is left in there and needs to be removed if not used.</text:p>
      <text:p text:style-name="Normal">Loaded in ciphertext and created symbol objects. Applied letter frequency to determine the frequency of each unique symbol and stored as a percentage on the object.</text:p>
      <text:p text:style-name="Normal">Loaded in English letters and their frequency to an object from a text file. These are read in and stored as a percentage<text:s/>too.<text:s/></text:p>
      <text:p text:style-name="Normal">Created an example encryption from a passage found online using an online tool<text:s/></text:p>
      <text:p text:style-name="Normal"/>
      <text:p text:style-name="Normal"><text:span text:style-name="T10">Week 6<text:s/></text:span><text:span text:style-name="T11">(28/02/17-06/03/17)</text:span></text:p>
      <text:p text:style-name="Normal">Implemented the initial key generation using roulette wheel selection.</text:p>
      <text:p text:style-name="Normal">Read in bigram and trigram frequencies from text file to hashmaps.</text:p>
      <text:p text:style-name="Normal">Implemented the basic hill climbing algorithm with calls to calculate the bigram and trigram score.</text:p>
      <text:p text:style-name="Normal">Keeps track of previous two characters so as to be able to search trigram hash.<text:s/></text:p>
      <text:p text:style-name="Normal">Sets all symbols to current plaintext value with the best score for that symbol.</text:p>
      <text:p text:style-name="Normal">Unit test for scorehandler cases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1%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ListBullet" style:display-name="List Bullet" style:family="paragraph" style:parent-style-name="Normal" style:list-style-name="LFO1">
      <style:text-properties fo:hyphenate="false"/>
    </style:style>
    <style:style style:name="WW_CharLFO1LVL1" style:family="text">
      <style:text-properties style:font-name="Symbol"/>
    </style:style>
    <text:list-style style:name="LFO1" style:display-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</meta:initial-creator>
    <dc:creator>Alexander Alan Jones [aaj10]</dc:creator>
    <meta:creation-date>2017-02-19T13:47:00Z</meta:creation-date>
    <dc:date>2017-03-06T17:26:00Z</dc:date>
    <meta:template xlink:href="Normal" xlink:type="simple"/>
    <meta:editing-cycles>17</meta:editing-cycles>
    <meta:editing-duration>PT0S</meta:editing-duration>
    <meta:document-statistic meta:page-count="1" meta:paragraph-count="2" meta:word-count="223" meta:character-count="1497" meta:row-count="10" meta:non-whitespace-character-count="1276"/>
  </office:meta>
</office:document-meta>
</file>